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list-style-name="L1">
      <style:text-properties fo:font-size="12pt" fo:font-weight="normal" style:font-size-asian="12pt" style:font-weight-asian="normal" style:font-size-complex="12pt" style:font-weight-complex="normal"/>
    </style:style>
    <style:style style:name="P4" style:family="paragraph" style:parent-style-name="Standard" style:list-style-name="L11">
      <style:text-properties fo:font-size="12pt" fo:font-weight="normal" style:font-size-asian="12pt" style:font-weight-asian="normal" style:font-size-complex="12pt" style:font-weight-complex="normal"/>
    </style:style>
    <style:style style:name="P5"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font-weight-complex="bold"/>
    </style:style>
    <style:style style:name="P6" style:family="paragraph" style:parent-style-name="Standard" style:list-style-name="L1">
      <style:paragraph-properties fo:margin-top="0in" fo:margin-bottom="0.05in">
        <style:tab-stops>
          <style:tab-stop style:position="1.7811in"/>
        </style:tab-stops>
      </style:paragraph-properties>
      <style:text-properties fo:font-size="12pt" fo:font-weight="normal" style:font-size-asian="12pt" style:font-weight-asian="normal" style:font-size-complex="12pt" style:font-weight-complex="normal"/>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3"/>
    <style:style style:name="P17" style:family="paragraph" style:parent-style-name="Heading_20_1">
      <style:paragraph-properties fo:break-before="page"/>
    </style:style>
    <style:style style:name="P18" style:family="paragraph" style:parent-style-name="Heading_20_2">
      <style:paragraph-properties fo:break-before="page"/>
    </style:style>
    <style:style style:name="P19" style:family="paragraph" style:parent-style-name="Heading_20_3">
      <style:paragraph-properties fo:break-before="page"/>
    </style:style>
    <style:style style:name="T1"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print 6</text:h>
      <text:p text:style-name="P2"><text:span text:style-name="T1">10 day duration (Ends 2nd of June, 2017) ~60 hours of work</text:span></text:p>
      <text:p text:style-name="P1"><text:span text:style-name="T1"/></text:p>
      <text:h text:style-name="Heading_20_2" text:outline-level="2">Product Backlog Tasks</text:h>
      <text:list xml:id="list7841714269264908326" text:style-name="L1">
        <text:list-item>
          <text:p text:style-name="P3">As a player, I am motivated to expand my transportation network and develop my region.</text:p>
        </text:list-item>
        <text:list-item>
          <text:p text:style-name="P6">As a player, I have access to a variety of maps that offer me different challenges and opportunities.</text:p>
        </text:list-item>
        <text:list-item>
          <text:p text:style-name="P6">As a designer, I have a collection of intuitive and robust tools that allow me to design maps efficiently without concerning myself with the technical details of the game's implementation.</text:p>
        </text:list-item>
        <text:list-item>
          <text:p text:style-name="P6">The game's UI displays all the information a player needs to know in a primarily visual manner.</text:p>
        </text:list-item>
      </text:list>
      <text:p text:style-name="Text_20_body"/>
      <text:h text:style-name="Heading_20_2" text:outline-level="2">Basic Design</text:h>
      <text:p text:style-name="Text_20_body"/>
      <text:h text:style-name="Heading_20_3" text:outline-level="3">Story</text:h>
      <text:p text:style-name="Text_20_body">Players are some sort of governing figure attempting to develop a largely empty region by establishing an efficient transportation network that allows societies to grow and complexify.</text:p>
      <text:p text:style-name="Text_20_body"/>
      <text:h text:style-name="Heading_20_3" text:outline-level="3">Mechanics</text:h>
      <text:p text:style-name="Text_20_body">The current game is an implementation of prototype 3.2, plus the addition of some scoring component or victory condition that has yet to be determined.</text:p>
      <text:p text:style-name="Text_20_body"/>
      <text:h text:style-name="Heading_20_3" text:outline-level="3">Aesthetics</text:h>
      <text:p text:style-name="Text_20_body">The aesthetic style of the game remains simple geometric shapes and flat shades, as going beyond this is beyond the scope of my abilities.</text:p>
      <text:p text:style-name="Text_20_body"/>
      <text:h text:style-name="Heading_20_3" text:outline-level="3">Technology</text:h>
      <text:p text:style-name="Text_20_body">Unity deployed to PCs, and possibly to browsers, as well, depending on performance issues.</text:p>
      <text:p text:style-name="Text_20_body"/>
      <text:h text:style-name="P18" text:outline-level="2">Risk List</text:h>
      <text:p text:style-name="P5"/>
      <text:list xml:id="list5257591396967491238" text:style-name="L11">
        <text:list-item>
          <text:p text:style-name="P4">My design isn't based on rigorous and repetitive playtesting, and it seems unlikely I'll be able to playtest it properly.</text:p>
          <text:list>
            <text:list-item>
              <text:p text:style-name="P4">While there is an obvious solution to this problem (namely, to playtest the bloody game) I just don't think that's a feasible goal at this time, for external and internal reasons. For this reason, I think I need to start wrapping this project up, focusing less on developing and iterating upon new mechanics than wrapping the game up in a reasonable package and preparing it for presentation. It's about time that I move onto the next stage of my life, anyways.</text:p>
            </text:list-item>
          </text:list>
        </text:list-item>
        <text:list-item>
          <text:p text:style-name="P4">There isn't a clear mapping between resource names and resource colors, and players might not understand which resource is which.</text:p>
          <text:list>
            <text:list-item>
              <text:p text:style-name="P4">I need to figure out how to insert the color of a given resource into the descriptive text in SocietyDisplay so that players can build a map between blob color and resource names. This will also allow players to tell, at a glance, what a society needs, wants, and produces.</text:p>
            </text:list-item>
          </text:list>
        </text:list-item>
        <text:list-item>
          <text:p text:style-name="P4">Players have little structure to guide their play, and no clear reason to participate besides the intrinsic enjoyment of the game's mechanics.</text:p>
          <text:list>
            <text:list-item>
              <text:p text:style-name="P4">The simplest solution would be to score players on the various levels of complexity they manage to achieve. There are a variety of ways in which I could do this. One way would be to give players a certain amount of time to generate a configuration with the highest score. Another would be to present some score that players must achieve and give them as much time as they need to achieve it. I could also judge players by the total number and value of exports they produce, but that seems a much more difficult and complex task.</text:p>
            </text:list-item>
          </text:list>
        </text:list-item>
        <text:list-item>
          <text:p text:style-name="P4">Any designer not intimately familiar with the codebase will most likely have a frustrating time creating and saving maps.</text:p>
          <text:list>
            <text:list-item>
              <text:p text:style-name="P4">There are a host of issues with the interconnection between MapNodes, MapEdges, and MapGraph that I need to resolve. I should probably devote time to creating an editor window to manage all of the complexities that emerge from my design. At the very least, I need to make sure that nodes and edges destroy and copy gracefully with no complications. I might also consider automatically adding a MapGraph to a scene that does not have one, and automatically handling parenting relations upon subscription.</text:p>
            </text:list-item>
          </text:list>
        </text:list-item>
        <text:list-item>
          <text:p text:style-name="P4">Map designers have few tools by which they can design maps, and this might make it a lot harder to reason about the process of map design.</text:p>
          <text:list>
            <text:list-item>
              <text:p text:style-name="P4">In addition to resolving the problems described above, giving designers the ability to make prefabs containing arbitrary collections of MapEdges and MapNodes ought to do much to improve the map design process. Doing that in a sensible way will require changing the way in which MapNodes and MapEdges reason about their parent graphs, will require an expensive Find operation, or else will require me to compromise the relatively decoupled architecture I've established.</text:p>
            </text:list-item>
            <text:list-item>
              <text:p text:style-name="P4">Designers will also need to be able to save maps. I'm not entirely sure how I'd end up accomplishing that. Using ScriptableObject and generating an asset out of any completed map might be a good solution, though I don't know how that will integrate with the points of coupling between Assets.Map and other modules. I could try using scenes, though that would lead to an unpleasant duplication of factory and core components that would make the codebase less maintainable.</text:p>
            </text:list-item>
            <text:list-item>
              <text:p text:style-name="P4">I'll need to take a good look at my options and decide which one suits my needs the best. I should especially try to use features already existing in Unity rather than rolling my own system, and shouldn't be afraid to adopt a less robust solution in exchange for a quick and sufficient resolution.</text:p>
            </text:list-item>
          </text:list>
        </text:list-item>
        <text:list-item>
          <text:p text:style-name="P4"><text:soft-page-break/>Players have no way of knowing how well they're doing, and this might create a lack of feedback.</text:p>
          <text:list>
            <text:list-item>
              <text:p text:style-name="P4">Adding score-tracking mechanisms, in one form or another, should help resolve that problem. Adding tiered score (say, bronze, silver, and gold medals for various score achievements) might help give players an idea of the range of difficulties within a given map. I can't say for sure without playtesting the thing, and this may very well be a fake problem, one that has little bearing on reality.</text:p>
            </text:list-item>
          </text:list>
        </text:list-item>
        <text:list-item>
          <text:p text:style-name="P4">I might be injecting my own biases about what I want to work on into the risk list, assigning myself tasks that may or may not be relevant to the play of the game.</text:p>
          <text:list>
            <text:list-item>
              <text:p text:style-name="P4">Avoiding this would require a level of introspection and self-awareness I'm not sure I possess. I might be able to mitigate it somewhat by addressing problems I know with certainty already exist. For instance, I am quite familiar with the problems surrounding the map designing system. The problems I've identified with it are likely to be far more legitimate than any hypothetical player issues. Beyond that, any things that I've personally struggled with while trying to play the game have a higher chance of being legitimate problems that hypotheticals I've never tested and never thought about.</text:p>
            </text:list-item>
            <text:list-item>
              <text:p text:style-name="P4">Scoring is, perhaps, a component of the game that deserves the most skepticism. While I'll likely need some sort of victory condition (or at least some measure of progress) for completeness sake, it likely makes less sense to engage with detailed decision-making in that arena. That would suggest that I should make only a rudimentary scoring system, focusing more concerted efforts on other tasks.</text:p>
            </text:list-item>
          </text:list>
        </text:list-item>
        <text:list-item>
          <text:p text:style-name="P4">There are no ways of selecting between maps, which will make it impossible for players to engage with multiple challenges.</text:p>
          <text:list>
            <text:list-item>
              <text:p text:style-name="P4">I'll need to create some sort of menu screen for completeness anyways. Within that screen can be a place from which players can choose between multiple maps. How exactly I'll implement that screen depends on how I manage to save map configurations.</text:p>
            </text:list-item>
          </text:list>
        </text:list-item>
        <text:list-item>
          <text:p text:style-name="P4">There is no way of saving and loading a session in progress, which will make it difficult and frustrating for players to engage with complex topologies requiring a lot of thought and effort.</text:p>
          <text:list>
            <text:list-item>
              <text:p text:style-name="P4">Depending on how I implement the scoring system, I may or may not need a system for saving and loading. But I do think it's a good idea to code in persistence to my game, to expand my options and to demonstrate one of the fundamental tasks any game must perform. Actually managing that persistence may be somewhat challenging, though I suspect I can manage it through a pair of classes, GameSaver and GameLoader, that take the current set of highways, societies, resource depots, and whatnot, turn them into some serializable format, and then use the various factories to reconstruct everything upon loading the game.</text:p>
            </text:list-item>
            <text:list-item>
              <text:p text:style-name="P4">Doing that will require specifying MapNodes across runtime environments, which will be a problem given the current way in which I specify IDs. I'll need to change the paradigm under which MapNodes are assigned IDs so that every node has the same ID everytime it is loaded. How I will do that remains up for debate.</text:p>
            </text:list-item>
          </text:list>
        </text:list-item>
        <text:list-item>
          <text:p text:style-name="P4">MapEdges are intolerant of the movement of MapNodes, which makes tweaking the position of nodes a frustrating experience.</text:p>
          <text:list>
            <text:list-item>
              <text:p text:style-name="P4">MapEdges need to listen to the movement of the MapNodes they are attached to and refresh their endpoints accordingly. </text:p>
            </text:list-item>
          </text:list>
        </text:list-item>
        <text:list-item>
          <text:p text:style-name="P4">Components of MapGraph do not function well with prefabs, which makes it difficult and tedious for designers to store and make use of neighborhood patterns.</text:p>
          <text:list>
            <text:list-item>
              <text:p text:style-name="P4">This is a considerable issue, and resolving it will require making the Map module more robust to external manipulation. I think the mitigations of risk 5 cover this one fairly well.</text:p>
            </text:list-item>
          </text:list>
        </text:list-item>
        <text:list-item>
          <text:p text:style-name="P4">It might be very difficult to save the state of a particular match, given the coupling of objects to their factories (and other, similar entanglements).</text:p>
          <text:list>
            <text:list-item>
              <text:p text:style-name="P4"><text:soft-page-break/>The mitigations of risk 9 cover this risk, as well.</text:p>
            </text:list-item>
          </text:list>
        </text:list-item>
        <text:list-item>
          <text:p text:style-name="P4">Terrain might not be very well described or displayed, leading to an ugly map that players don't want to spend time looking at.</text:p>
          <text:list>
            <text:list-item>
              <text:p text:style-name="P4">I don't think this is a priority right now. I have more fundamental problems, like being able to design, save, and load maps, or being able to save and load sessions. Appearance can come as a polish task later on in the development cycle, possibly as a desirable task during this sprint but most likely as a task in the next one.</text:p>
            </text:list-item>
          </text:list>
        </text:list-item>
        <text:list-item>
          <text:p text:style-name="P4">Performance issues might interfere with player experience, especially if the framerate drops below 30. These performance issues might be an even greater concern if I deploy to browers.</text:p>
          <text:list>
            <text:list-item>
              <text:p text:style-name="P4">Performance, too, is fairly low on the priority list. I'll consider it at a higher priority to displaying terrain, but will address it only after the numerous more important tasks have been resolved.</text:p>
            </text:list-item>
            <text:list-item>
              <text:p text:style-name="P4">Performance will start with profiling, figuring out what methods are consuming the most time. It will also likely involve object pooling on at least ResourceBlobs, for which object instantiation is likely a large and unnecessary overhead. I'd imagine that most of the problems emerge from ResourceBlob and possibly BlobDistributor. They might also emerge from unseen inefficiencies in using Tick methods instead of performing tasks in Update (for which Unity might provide considerable optimizations). All of these considerations ought to wait until performance becomes a priority, however.</text:p>
            </text:list-item>
          </text:list>
        </text:list-item>
      </text:list>
      <text:h text:style-name="P18" text:outline-level="2">Sprint Backlog</text:h>
      <text:p text:style-name="Text_20_body"/>
      <text:h text:style-name="Heading_20_3" text:outline-level="3">To Do</text:h>
      <text:p text:style-name="Text_20_body"/>
      <text:p text:style-name="Text_20_body">Critical (12 1/2 hours of work remaining)</text:p>
      <text:list xml:id="list1095978894354573932" text:style-name="L2">
        <text:list-item>
          <text:p text:style-name="P7">Modify MapNodes and MapEdges so that they gracefully copy and destroy themselves without disrupting the state of MapGraph.</text:p>
          <text:list>
            <text:list-item>
              <text:p text:style-name="P7">Estimated 2 hours to complete.</text:p>
            </text:list-item>
          </text:list>
        </text:list-item>
        <text:list-item>
          <text:p text:style-name="P7">Change the Map module so that it properly handles prefabs containing MapNodes and MapEdges.</text:p>
          <text:list>
            <text:list-item>
              <text:p text:style-name="P7">Estimated 1 hour to complete.</text:p>
            </text:list-item>
          </text:list>
        </text:list-item>
        <text:list-item>
          <text:p text:style-name="P7">Devise some sensible way for designers to save and load map configurations in a portable manner.</text:p>
          <text:list>
            <text:list-item>
              <text:p text:style-name="P7">Estimated 3 hours to complete.</text:p>
            </text:list-item>
          </text:list>
        </text:list-item>
        <text:list-item>
          <text:p text:style-name="P7">Develop a title screen that allows players to choose which map they would like to play on and gives basic statistics about that map.</text:p>
          <text:list>
            <text:list-item>
              <text:p text:style-name="P7">Estimated 1 hour to complete.</text:p>
            </text:list-item>
          </text:list>
        </text:list-item>
        <text:list-item>
          <text:p text:style-name="P7">Change society creation at edit-time so that it permits the creation of appropriate societies on the terrain types that accept them, and forbids their creation otherwise.</text:p>
          <text:list>
            <text:list-item>
              <text:p text:style-name="P7">Estimated 1 hour to complete.</text:p>
            </text:list-item>
          </text:list>
        </text:list-item>
        <text:list-item>
          <text:p text:style-name="P7">Add a custom editor to Society that makes it easier to change the Society's current complexity to some relevant value.</text:p>
          <text:list>
            <text:list-item>
              <text:p text:style-name="P7">Estimated 1 hour to complete.</text:p>
            </text:list-item>
          </text:list>
        </text:list-item>
        <text:list-item>
          <text:p text:style-name="P7">Change HighwayManagerDisplay so that it properly records the upkeep of the selected HighwayManager and highlights the highways it is currently managing.</text:p>
          <text:list>
            <text:list-item>
              <text:p text:style-name="P7">Estimated 3 hours to complete.</text:p>
            </text:list-item>
          </text:list>
        </text:list-item>
      </text:list>
      <text:p text:style-name="Text_20_body"/>
      <text:p text:style-name="Text_20_body">Important (18 hours of work remaining)</text:p>
      <text:list xml:id="list4818104898060672620" text:style-name="L3">
        <text:list-item>
          <text:p text:style-name="P8"><text:s/>Figure out how to insert sprites representing resource colors inline with the names of those resources, or else attach sprites to the names of resources in some other way.</text:p>
          <text:list>
            <text:list-item>
              <text:p text:style-name="P8">Estimated 1 hour to complete.</text:p>
            </text:list-item>
          </text:list>
        </text:list-item>
        <text:list-item>
          <text:p text:style-name="P8">Build interfaces and unit tests for a new class, NetworkScorer, that analyzes what the player has accomplished and scores them based on some criteria.</text:p>
          <text:list>
            <text:list-item>
              <text:p text:style-name="P8">Estimated 2 hours to complete.</text:p>
            </text:list-item>
          </text:list>
        </text:list-item>
        <text:list-item>
          <text:p text:style-name="P8">Greenlight the NetworkScorer unit tests.</text:p>
          <text:list>
            <text:list-item>
              <text:p text:style-name="P8">Estimated 2 hours to complete.</text:p>
            </text:list-item>
          </text:list>
        </text:list-item>
        <text:list-item>
          <text:p text:style-name="P8">Build interfaces and unit tests for a new class, VictoryManager, that checks for victory and defeat conditions, triggering victory or defeat sequences when those conditions are satisfied.</text:p>
          <text:list>
            <text:list-item>
              <text:p text:style-name="P8"><text:soft-page-break/>Estimated 30 minutes to complete.</text:p>
            </text:list-item>
          </text:list>
        </text:list-item>
        <text:list-item>
          <text:p text:style-name="P8">Greenlight the VictoryManager unit tests.</text:p>
          <text:list>
            <text:list-item>
              <text:p text:style-name="P8">Estimated 1 hour to complete.</text:p>
            </text:list-item>
          </text:list>
        </text:list-item>
        <text:list-item>
          <text:p text:style-name="P8">Create and integrate a UI that displays the player's progress towards victory.</text:p>
          <text:list>
            <text:list-item>
              <text:p text:style-name="P8">Estimated 30 minutes to complete.</text:p>
            </text:list-item>
          </text:list>
        </text:list-item>
        <text:list-item>
          <text:p text:style-name="P8">Build interfaces and unit tests for a new class, SessionSaver, that saves the state of a given session for future play.</text:p>
          <text:list>
            <text:list-item>
              <text:p text:style-name="P8">Estimated 3 hours to complete.</text:p>
            </text:list-item>
          </text:list>
        </text:list-item>
        <text:list-item>
          <text:p text:style-name="P8">Greenlight the SessionSaver unit tests.</text:p>
          <text:list>
            <text:list-item>
              <text:p text:style-name="P8">Estimated 2 hours to complete.</text:p>
            </text:list-item>
          </text:list>
        </text:list-item>
        <text:list-item>
          <text:p text:style-name="P8">Build interfaces and unit tests for a new class, SessionLoader, that takes the data generated by SessionSaver and uses it to load the appropriate map and repopulate it with all relevant objects.</text:p>
          <text:list>
            <text:list-item>
              <text:p text:style-name="P8">Estimated 3 hours to complete.</text:p>
            </text:list-item>
          </text:list>
        </text:list-item>
        <text:list-item>
          <text:p text:style-name="P8">Greenlight the SessionLoader unit tests.</text:p>
          <text:list>
            <text:list-item>
              <text:p text:style-name="P8">Estimated 3 hours to complete.</text:p>
            </text:list-item>
          </text:list>
        </text:list-item>
      </text:list>
      <text:p text:style-name="Text_20_body"/>
      <text:p text:style-name="Text_20_body">Desirable (6 hours of work remaining)</text:p>
      <text:list xml:id="list2562466567609183421" text:style-name="L4">
        <text:list-item>
          <text:p text:style-name="P9"><text:s/>Profile the game and identify performance bottlenecks that are hurting the game's framerate.</text:p>
          <text:list>
            <text:list-item>
              <text:p text:style-name="P9">Estimated 1 hour to complete.</text:p>
            </text:list-item>
          </text:list>
        </text:list-item>
        <text:list-item>
          <text:p text:style-name="P9">Devise a system for partitioning the map into sections based on the positioning of MapNodes in a sensible manner that makes the map look like a more cohesive object.</text:p>
          <text:list>
            <text:list-item>
              <text:p text:style-name="P9">Estimated 5 hours to complete.</text:p>
            </text:list-item>
          </text:list>
        </text:list-item>
      </text:list>
      <text:p text:style-name="Text_20_body"/>
      <text:h text:style-name="P19" text:outline-level="3">In Progress</text:h>
      <text:p text:style-name="Text_20_body"/>
      <text:p text:style-name="Text_20_body">Critical</text:p>
      <text:list xml:id="list32246817" text:continue-list="list1095978894354573932" text:style-name="L2">
        <text:list-item text:start-value="1">
          <text:p text:style-name="P7"><text:s text:c="2"/>Change MapEdges so that they reset their position whenever one of their endpoints is moved.</text:p>
          <text:list>
            <text:list-item>
              <text:p text:style-name="P7">Estimated 30 minutes to complete.</text:p>
            </text:list-item>
          </text:list>
        </text:list-item>
      </text:list>
      <text:p text:style-name="Text_20_body"/>
      <text:p text:style-name="Text_20_body">Important</text:p>
      <text:list xml:id="list4610526462883200920" text:style-name="L5">
        <text:list-item>
          <text:p text:style-name="P10"><text:s/></text:p>
        </text:list-item>
      </text:list>
      <text:p text:style-name="Text_20_body"/>
      <text:p text:style-name="Text_20_body">Desirable</text:p>
      <text:list xml:id="list29725037888067593" text:style-name="L6">
        <text:list-item>
          <text:p text:style-name="P11"><text:s/></text:p>
        </text:list-item>
      </text:list>
      <text:p text:style-name="Text_20_body"/>
      <text:p text:style-name="Text_20_body"/>
      <text:h text:style-name="P19" text:outline-level="3">Completed</text:h>
      <text:p text:style-name="Text_20_body"/>
      <text:p text:style-name="Text_20_body">Critical</text:p>
      <text:list xml:id="list32234072" text:continue-list="list32246817" text:style-name="L2">
        <text:list-item text:start-value="1">
          <text:p text:style-name="P7"><text:s/></text:p>
        </text:list-item>
      </text:list>
      <text:p text:style-name="Text_20_body"/>
      <text:p text:style-name="Text_20_body">Important</text:p>
      <text:list xml:id="list7161211082535592818" text:style-name="L7">
        <text:list-item>
          <text:p text:style-name="P12"><text:s/></text:p>
        </text:list-item>
      </text:list>
      <text:p text:style-name="Text_20_body"/>
      <text:p text:style-name="Text_20_body">Desirable</text:p>
      <text:list xml:id="list4873063001699755053" text:style-name="L8">
        <text:list-item>
          <text:p text:style-name="P13"><text:s/></text:p>
        </text:list-item>
      </text:list>
      <text:p text:style-name="Text_20_body"/>
      <text:p text:style-name="Text_20_body"/>
      <text:h text:style-name="P19" text:outline-level="3">Abandoned</text:h>
      <text:p text:style-name="Text_20_body"/>
      <text:p text:style-name="Text_20_body">Critical ( hours of work remaining)</text:p>
      <text:list xml:id="list32248704" text:continue-list="list32234072" text:style-name="L2">
        <text:list-item text:start-value="1">
          <text:p text:style-name="P7"><text:s/></text:p>
        </text:list-item>
      </text:list>
      <text:p text:style-name="Text_20_body"/>
      <text:p text:style-name="Text_20_body">Important ( hours of work remaining)</text:p>
      <text:list xml:id="list4412347164078396158" text:style-name="L9">
        <text:list-item>
          <text:p text:style-name="P14"><text:s/></text:p>
        </text:list-item>
      </text:list>
      <text:p text:style-name="Text_20_body"/>
      <text:p text:style-name="Text_20_body">Desirable ( hours of work remaining)</text:p>
      <text:list xml:id="list1096278421314381839" text:style-name="L10">
        <text:list-item>
          <text:p text:style-name="P15"><text:s/></text:p>
        </text:list-item>
      </text:list>
      <text:p text:style-name="Text_20_body"/>
      <text:h text:style-name="P17" text:outline-level="1">Review</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53M58S</meta:editing-duration>
    <meta:editing-cycles>12</meta:editing-cycles>
    <meta:generator>OpenOffice/4.1.1$Win32 OpenOffice.org_project/411m6$Build-9775</meta:generator>
    <dc:date>2017-05-22T12:06:25.07</dc:date>
    <meta:document-statistic meta:table-count="0" meta:image-count="0" meta:object-count="0" meta:page-count="10" meta:paragraph-count="116" meta:word-count="2312" meta:character-count="13665"/>
    <meta:user-defined meta:name="Info 1"/>
    <meta:user-defined meta:name="Info 2"/>
    <meta:user-defined meta:name="Info 3"/>
    <meta:user-defined meta:name="Info 4"/>
  </office:meta>
</office:document-meta>
</file>